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LockManagerImpl.getLock( String lockToken , Scope scope , DavResource resourc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lobalTransaction.start( Transaction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Transaction.get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LockManagerImpl.removeTransactionListener( Trans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lobalTransaction.getXAResource( Transaction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Transaction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Transaction.put( String key , Transactio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Map.put( String key , Transact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.appliesToResource( Dav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xLockManagerImpl.refreshLock( LockInfo lockInfo , String lockToken ,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xLockManagerImpl.createLock( LockInfo lockInfo ,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xLockManagerImpl.getLock( Type type , Scope scope , Transaction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xLockManagerImpl.createLock( LockInfo lockInfo , Transaction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idImpl.getGlobalTransac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dImpl.getForma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Transaction.rollback( Transaction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xLockManagerImpl.refreshLock( LockInfo lockInfo , String lockToken , Transaction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xLockManagerImpl.removeExpired( Transaction tx , TransactionMap responsibleMap , Transaction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Transaction.put( String key , Transact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Transaction.LocalTransaction( DavResourceLocator locator , TxActive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LockManagerImpl.addTransactionListener( Trans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Map.ge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Transaction.start( Transaction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Transaction.get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Transaction.rollback( Transaction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Transaction.getItem( Transaction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xLockManagerImpl.getMap( TransactionResource re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idImpl.XidImpl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Transaction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LockManagerImpl.removeReferences( Transaction tx , TransactionMap responsibleMap , Transaction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xLockManagerImpl.getRepositorySession( Transaction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Transaction.commit( Transaction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lobalTransaction.commit( Transaction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dImpl.getBranch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LockManagerImpl.createTransaction( DavResourceLocator locator , LockInfo lock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xLockManagerImpl.releaseLock( TransactionInfo lockInfo , String lockToken , TransactionResource resour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bstractTransaction.AbstractTransaction( DavResourceLocator locator , TxActive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lobalTransaction.GlobalTransaction( DavResourceLocator locator , TxActive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lobalTransaction.removeLocalTxReferences( Transaction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xLockManagerImpl.releaseLock( String lockToken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LockManagerImpl.hasLock( String token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LockManagerImpl.addReferences( Transaction tx , TransactionMap responsibleMap , Transaction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xLockManagerImpl.getLock( Type type , Scope scope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